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ual Perception:</text:p>
      <text:p text:style-name="P1"><text:span text:style-name="T1"/></text:p>
      <text:p text:style-name="P1"><text:span text:style-name="T1">Motivation:</text:span></text:p>
      <text:p text:style-name="P1"><text:span text:style-name="T1"><text:tab/>-Wir müssen verstehen wie wir Elemente designen, damit </text:span></text:p>
      <text:p text:style-name="P1"><text:span text:style-name="T1"><text:tab/>-sie gut aufgenommen werden</text:span></text:p>
      <text:p text:style-name="P1"><text:span text:style-name="T1"><text:tab/>-niemand getäuscht wird</text:span></text:p>
      <text:p text:style-name="P1"><text:span text:style-name="T1"><text:tab/>-sachen verglichen werden können</text:span></text:p>
      <text:p text:style-name="P1"><text:span text:style-name="T1">WDH:</text:span></text:p>
      <text:p text:style-name="P1"><text:span text:style-name="T1"><text:tab/>Sensorisches Gedächtns</text:span></text:p>
      <text:p text:style-name="P1"><text:span text:style-name="T1"><text:tab/><text:tab/>-Aufgerufen mithilfe von wiedersehen/hören von etwas</text:span></text:p>
      <text:p text:style-name="P1"><text:span text:style-name="T1"><text:tab/>Kurzzeit Gedächtnis</text:span></text:p>
      <text:p text:style-name="P1"><text:span text:style-name="T1"><text:tab/>Langzeit Gedächtnis</text:span></text:p>
      <text:p text:style-name="P1"><text:span text:style-name="T1"/></text:p>
      <text:p text:style-name="P1"><text:span text:style-name="T1">Aufnahme Verarbeitung:</text:span></text:p>
      <text:p text:style-name="P1"><text:span text:style-name="T1"><text:tab/>-mehrere Ebenen:</text:span></text:p>
      <text:p text:style-name="P1"><text:span text:style-name="T1"><text:tab/>-1. (Hardware) muss schnell gehen → Farben und Kanten Texturen Orientation Bewegung <text:tab/>simple Formen– low level Datenset</text:span></text:p>
      <text:p text:style-name="P1"><text:span text:style-name="T1"><text:tab/><text:tab/>-Nicht Bewusstseinspflichtig</text:span></text:p>
      <text:p text:style-name="P1"><text:span text:style-name="T1"><text:tab/><text:tab/>-Aber Aufmerksamkeitsfressend</text:span></text:p>
      <text:p text:style-name="P1"><text:span text:style-name="T1"><text:tab/>-2.Muster werden bspw. Erkannt, vielleicht auch mit Bedeutung verbunden</text:span></text:p>
      <text:p text:style-name="P1"><text:span text:style-name="T1"><text:tab/><text:tab/>-Komplexere Formen </text:span></text:p>
      <text:p text:style-name="P1"><text:span text:style-name="T1"><text:tab/>-3.Den Formen werden Bedeutungen zugeschrieben und Eigenschaften</text:span></text:p>
      <text:p text:style-name="P1"><text:span text:style-name="T1"><text:tab/><text:tab/>-Vorwissen</text:span></text:p>
      <text:p text:style-name="P1"><text:span text:style-name="T1"/></text:p>
      <text:p text:style-name="P1"><text:span text:style-name="T1">Preattentive Wahrnehmung – Level 1:</text:span></text:p>
      <text:p text:style-name="P1"><text:span text:style-name="T1"><text:tab/>-Passiert in 200-250 Millisekunden</text:span></text:p>
      <text:p text:style-name="P1"><text:span text:style-name="T1"><text:tab/>-bspw. Farbe</text:span></text:p>
      <text:p text:style-name="P1"><text:span text:style-name="T1"><text:tab/>-Distractions die mehrere Features vereinen → Nicht mehr preattentiv</text:span></text:p>
      <text:p text:style-name="P1"><text:span text:style-name="T1"><text:tab/>-Roter Kreis – 2 Suchkriterien → nicht preattentiv</text:span></text:p>
      <text:p text:style-name="P1"><text:span text:style-name="T1"><text:tab/>-Roter Kreis unter Blauen Kreisen → nur noch Kriterium rot</text:span></text:p>
      <text:p text:style-name="P1"><text:span text:style-name="T1"><text:tab/>-Roter Kreis unter roten Rechtecken → nur noch Kriterium Kreis</text:span></text:p>
      <text:p text:style-name="P1"><text:span text:style-name="T1"><text:tab/>-Preattentive Merkmale</text:span></text:p>
      <text:p text:style-name="P1"><text:span text:style-name="T1"><text:tab/>-Form: Größe, Added Marks, Länge, Breite, Parrallelität, Kurvheit, Gruppierung, Blur, N<text:tab/>Numerosity, Enclosure(ist Etwas wo drin)</text:span></text:p>
      <text:p text:style-name="P1"><text:span text:style-name="T1"><text:tab/>Farbe: Hue, Intensity </text:span></text:p>
      <text:p text:style-name="P1"><text:span text:style-name="T1"><text:tab/>Bewegung: Flicker, Direction </text:span></text:p>
      <text:p text:style-name="P1"><text:span text:style-name="T1"><text:tab/>Position:2d Position, Tiefe, Konvex/Konkav -heit</text:span></text:p>
      <text:p text:style-name="P1"><text:span text:style-name="T1"><text:tab/>-Je ähnlicher Distraktoren sind desto einfach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4:08:23.15</meta:creation-date>
    <meta:generator>OpenOffice.org/3.4.1$Win32 OpenOffice.org_project/341m1$Build-9593</meta:generator>
    <dc:date>2014-05-16T15:10:45.79</dc:date>
    <meta:editing-duration>PT1H2M16S</meta:editing-duration>
    <meta:editing-cycles>9</meta:editing-cycles>
    <meta:document-statistic meta:table-count="0" meta:image-count="0" meta:object-count="0" meta:page-count="1" meta:paragraph-count="33" meta:word-count="162" meta:character-count="1307"/>
  </office:meta>
</office:document-meta>
</file>